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99cm"/>
    </style:style>
    <style:style style:name="co2" style:family="table-column">
      <style:table-column-properties fo:break-before="auto" style:column-width="2.824cm"/>
    </style:style>
    <style:style style:name="co3" style:family="table-column">
      <style:table-column-properties fo:break-before="auto" style:column-width="1.66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Heading" style:data-style-name="N40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108"/>
    <style:style style:name="ce3" style:family="table-cell" style:parent-style-name="Default" style:data-style-name="N108"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 style:data-style-name="N40">
      <style:table-cell-properties fo:background-color="#00ccff" style:cell-protect="none" style:print-content="true"/>
    </style:style>
    <style:style style:name="ce5" style:family="table-cell" style:parent-style-name="Default" style:data-style-name="N40"/>
    <style:style style:name="ce6" style:family="table-cell" style:parent-style-name="Default" style:data-style-name="N40">
      <style:table-cell-properties style:cell-protect="none" style:print-content="true"/>
    </style:style>
    <style:style style:name="ce7" style:family="table-cell" style:parent-style-name="Default" style:data-style-name="N109"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ackground-color="#00ccff" style:cell-protect="none" style:print-content="tru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 style:data-style-name="N109">
      <style:table-cell-properties style:text-align-source="fix" style:repeat-content="false"/>
      <style:paragraph-properties fo:text-align="start" fo:margin-left="0c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/>
      <table:table table:name="Zeitabrechnung" table:style-name="ta1">
        <table:table-column table:style-name="co1" table:default-cell-style-name="ce2"/>
        <table:table-column table:style-name="co2" table:number-columns-repeated="3" table:default-cell-style-name="ce5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Zeitabrechnung SoPra Entwickler-Team</text:p>
          </table:table-cell>
          <table:table-cell table:style-name="Default"/>
          <table:table-cell table:number-columns-repeated="2"/>
          <table:table-cell office:value-type="string">
            <text:p>Nummer:</text:p>
          </table:table-cell>
          <table:table-cell table:style-name="ce8" office:value-type="float" office:value="16">
            <text:p>16</text:p>
          </table:table-cell>
        </table:table-row>
        <table:table-row table:style-name="ro2">
          <table:table-cell/>
          <table:table-cell table:style-name="ce4" office:value-type="string">
            <text:p>Martin Stach</text:p>
          </table:table-cell>
          <table:table-cell table:style-name="ce4" office:value-type="string">
            <text:p>Niklas Kammhoff</text:p>
          </table:table-cell>
          <table:table-cell table:style-name="ce4" office:value-type="string">
            <text:p>Kenan Allahyarli</text:p>
          </table:table-cell>
          <table:table-cell table:number-columns-repeated="2"/>
        </table:table-row>
        <table:table-row table:style-name="ro2">
          <table:table-cell office:value-type="string">
            <text:p>Datum</text:p>
          </table:table-cell>
          <table:table-cell office:value-type="string">
            <text:p>Entwickler 1</text:p>
          </table:table-cell>
          <table:table-cell office:value-type="string">
            <text:p>Entwickler 2</text:p>
          </table:table-cell>
          <table:table-cell office:value-type="string">
            <text:p>Entwickler 3</text:p>
          </table:table-cell>
          <table:table-cell table:number-columns-repeated="2"/>
        </table:table-row>
        <table:table-row table:style-name="ro2">
          <table:table-cell office:value-type="date" office:date-value="2016-10-10">
            <text:p>Montag, 2016-10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1">
            <text:p>Dienstag, 2016-10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2">
            <text:p>Mittwoch, 2016-10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3">
            <text:p>Donnerstag, 2016-10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4">
            <text:p>Freitag, 2016-10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5">
            <text:p>Samstag, 2016-10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6">
            <text:p>Sonntag, 2016-10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7">
            <text:p>Montag, 2016-10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8">
            <text:p>Dienstag, 2016-10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9">
            <text:p>Mittwoch, 2016-10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20">
            <text:p>Donnerstag, 2016-10-20</text:p>
          </table:table-cell>
          <table:table-cell table:number-columns-repeated="3" table:style-name="ce6" office:value-type="time" office:time-value="PT00H30M00S">
            <text:p>00:30</text:p>
          </table:table-cell>
          <table:table-cell table:number-columns-repeated="2"/>
        </table:table-row>
        <table:table-row table:style-name="ro2">
          <table:table-cell office:value-type="date" office:date-value="2016-10-21">
            <text:p>Freitag, 2016-10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22">
            <text:p>Samstag, 2016-10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23">
            <text:p>Sonntag, 2016-10-23</text:p>
          </table:table-cell>
          <table:table-cell table:style-name="ce6"/>
          <table:table-cell table:style-name="ce6" office:value-type="time" office:time-value="PT01H15M00S">
            <text:p>01:15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6-10-24">
            <text:p>Montag, 2016-10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25">
            <text:p>Dienstag, 2016-10-25</text:p>
          </table:table-cell>
          <table:table-cell table:number-columns-repeated="3" table:style-name="ce6" office:value-type="time" office:time-value="PT01H30M00S">
            <text:p>01:30</text:p>
          </table:table-cell>
          <table:table-cell table:number-columns-repeated="2"/>
        </table:table-row>
        <table:table-row table:style-name="ro2">
          <table:table-cell office:value-type="date" office:date-value="2016-10-26">
            <text:p>Mittwoch, 2016-10-26</text:p>
          </table:table-cell>
          <table:table-cell table:style-name="ce6"/>
          <table:table-cell table:style-name="ce6" office:value-type="time" office:time-value="PT00H40M00S">
            <text:p>00:4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6-10-27">
            <text:p>Donnerstag, 2016-10-27</text:p>
          </table:table-cell>
          <table:table-cell table:number-columns-repeated="3" table:style-name="ce6" office:value-type="time" office:time-value="PT03H00M00S">
            <text:p>03:00</text:p>
          </table:table-cell>
          <table:table-cell table:number-columns-repeated="2"/>
        </table:table-row>
        <table:table-row table:style-name="ro2">
          <table:table-cell office:value-type="date" office:date-value="2016-10-28">
            <text:p>Freitag, 2016-10-28</text:p>
          </table:table-cell>
          <table:table-cell table:style-name="ce6" table:number-columns-repeated="3"/>
          <table:table-cell office:value-type="string">
            <text:p>Reviews</text:p>
          </table:table-cell>
          <table:table-cell/>
        </table:table-row>
        <table:table-row table:style-name="ro2">
          <table:table-cell office:value-type="date" office:date-value="2016-10-29">
            <text:p>Samstag, 2016-10-29</text:p>
          </table:table-cell>
          <table:table-cell table:style-name="ce6" table:number-columns-repeated="3"/>
          <table:table-cell office:value-type="string">
            <text:p>Reviews</text:p>
          </table:table-cell>
          <table:table-cell/>
        </table:table-row>
        <table:table-row table:style-name="ro2">
          <table:table-cell office:value-type="date" office:date-value="2016-10-30">
            <text:p>Sonntag, 2016-10-30</text:p>
          </table:table-cell>
          <table:table-cell table:style-name="ce6" table:number-columns-repeated="3"/>
          <table:table-cell office:value-type="string">
            <text:p>Reviews</text:p>
          </table:table-cell>
          <table:table-cell/>
        </table:table-row>
        <table:table-row table:style-name="ro2">
          <table:table-cell office:value-type="date" office:date-value="2016-10-31">
            <text:p>Montag, 2016-10-31</text:p>
          </table:table-cell>
          <table:table-cell table:style-name="ce6" table:number-columns-repeated="3"/>
          <table:table-cell office:value-type="string">
            <text:p>Reviews</text:p>
          </table:table-cell>
          <table:table-cell/>
        </table:table-row>
        <table:table-row table:style-name="ro2">
          <table:table-cell office:value-type="date" office:date-value="2016-11-01">
            <text:p>Dienstag, 2016-11-01</text:p>
          </table:table-cell>
          <table:table-cell table:style-name="ce6" table:number-columns-repeated="3"/>
          <table:table-cell office:value-type="string">
            <text:p>Reviews</text:p>
          </table:table-cell>
          <table:table-cell/>
        </table:table-row>
        <table:table-row table:style-name="ro2">
          <table:table-cell office:value-type="date" office:date-value="2016-11-02">
            <text:p>Mittwoch, 2016-11-02</text:p>
          </table:table-cell>
          <table:table-cell table:style-name="ce6" table:number-columns-repeated="3"/>
          <table:table-cell office:value-type="string">
            <text:p>Reviews</text:p>
          </table:table-cell>
          <table:table-cell/>
        </table:table-row>
        <table:table-row table:style-name="ro2">
          <table:table-cell office:value-type="date" office:date-value="2016-11-03">
            <text:p>Donnerstag, 2016-11-03</text:p>
          </table:table-cell>
          <table:table-cell table:style-name="ce6" table:number-columns-repeated="3"/>
          <table:table-cell office:value-type="string">
            <text:p>Reviews</text:p>
          </table:table-cell>
          <table:table-cell/>
        </table:table-row>
        <table:table-row table:style-name="ro2">
          <table:table-cell office:value-type="date" office:date-value="2016-11-04">
            <text:p>Freitag, 2016-11-04</text:p>
          </table:table-cell>
          <table:table-cell table:style-name="ce6" table:number-columns-repeated="2"/>
          <table:table-cell table:style-name="ce6" office:value-type="time" office:time-value="PT02H00M00S">
            <text:p>02:00</text:p>
          </table:table-cell>
          <table:table-cell office:value-type="string">
            <text:p>Reviews</text:p>
          </table:table-cell>
          <table:table-cell/>
        </table:table-row>
        <table:table-row table:style-name="ro2">
          <table:table-cell office:value-type="date" office:date-value="2016-11-05">
            <text:p>Samstag, 2016-11-05</text:p>
          </table:table-cell>
          <table:table-cell table:style-name="ce6" table:number-columns-repeated="3"/>
          <table:table-cell office:value-type="string">
            <text:p>Reviews</text:p>
          </table:table-cell>
          <table:table-cell/>
        </table:table-row>
        <table:table-row table:style-name="ro2">
          <table:table-cell office:value-type="date" office:date-value="2016-11-06">
            <text:p>Sonntag, 2016-11-06</text:p>
          </table:table-cell>
          <table:table-cell table:style-name="ce6" table:number-columns-repeated="3"/>
          <table:table-cell office:value-type="string">
            <text:p>Reviews</text:p>
          </table:table-cell>
          <table:table-cell/>
        </table:table-row>
        <table:table-row table:style-name="ro2">
          <table:table-cell office:value-type="date" office:date-value="2016-11-07">
            <text:p>Montag, 2016-11-07</text:p>
          </table:table-cell>
          <table:table-cell table:number-columns-repeated="3" table:style-name="ce6" office:value-type="time" office:time-value="PT03H00M00S">
            <text:p>03:00</text:p>
          </table:table-cell>
          <table:table-cell table:number-columns-repeated="2"/>
        </table:table-row>
        <table:table-row table:style-name="ro2">
          <table:table-cell office:value-type="date" office:date-value="2016-11-08">
            <text:p>Dienstag, 2016-11-08</text:p>
          </table:table-cell>
          <table:table-cell table:style-name="ce6" table:number-columns-repeated="2"/>
          <table:table-cell table:style-name="ce6" office:value-type="time" office:time-value="PT01H00M00S">
            <text:p>01:00</text:p>
          </table:table-cell>
          <table:table-cell table:number-columns-repeated="2"/>
        </table:table-row>
        <table:table-row table:style-name="ro2">
          <table:table-cell office:value-type="date" office:date-value="2016-11-09">
            <text:p>Mittwoch, 2016-11-09</text:p>
          </table:table-cell>
          <table:table-cell table:style-name="ce6"/>
          <table:table-cell table:style-name="ce6" office:value-type="time" office:time-value="PT01H00M00S">
            <text:p>01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6-11-10">
            <text:p>Donnerstag, 2016-11-10</text:p>
          </table:table-cell>
          <table:table-cell table:style-name="ce6" office:value-type="time" office:time-value="PT04H00M00S">
            <text:p>04:00</text:p>
          </table:table-cell>
          <table:table-cell table:style-name="ce6" office:value-type="time" office:time-value="PT05H30M00S">
            <text:p>05:30</text:p>
          </table:table-cell>
          <table:table-cell table:style-name="ce6" office:value-type="time" office:time-value="PT02H30M00S">
            <text:p>02:30</text:p>
          </table:table-cell>
          <table:table-cell table:number-columns-repeated="2"/>
        </table:table-row>
        <table:table-row table:style-name="ro2">
          <table:table-cell office:value-type="date" office:date-value="2016-11-11">
            <text:p>Freitag, 2016-11-11</text:p>
          </table:table-cell>
          <table:table-cell table:style-name="ce6" office:value-type="time" office:time-value="PT01H30M00S">
            <text:p>01:30</text:p>
          </table:table-cell>
          <table:table-cell table:style-name="ce6" table:number-columns-repeated="2"/>
          <table:table-cell table:number-columns-repeated="2"/>
        </table:table-row>
        <table:table-row table:style-name="ro2">
          <table:table-cell office:value-type="date" office:date-value="2016-11-12">
            <text:p>Samstag, 2016-11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13">
            <text:p>Sonntag, 2016-11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14">
            <text:p>Montag, 2016-11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15">
            <text:p>Dienstag, 2016-11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16">
            <text:p>Mittwoch, 2016-11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17">
            <text:p>Donnerstag, 2016-11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18">
            <text:p>Freitag, 2016-11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19">
            <text:p>Samstag, 2016-11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20">
            <text:p>Sonntag, 2016-11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21">
            <text:p>Montag, 2016-11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22">
            <text:p>Dienstag, 2016-11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23">
            <text:p>Mittwoch, 2016-11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24">
            <text:p>Donnerstag, 2016-11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25">
            <text:p>Freitag, 2016-11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26">
            <text:p>Samstag, 2016-11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27">
            <text:p>Sonntag, 2016-11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28">
            <text:p>Montag, 2016-11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29">
            <text:p>Dienstag, 2016-11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30">
            <text:p>Mittwoch, 2016-11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01">
            <text:p>Donnerstag, 2016-12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02">
            <text:p>Freitag, 2016-12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03">
            <text:p>Samstag, 2016-12-0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04">
            <text:p>Sonntag, 2016-12-0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05">
            <text:p>Montag, 2016-12-0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06">
            <text:p>Dienstag, 2016-12-0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07">
            <text:p>Mittwoch, 2016-12-0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08">
            <text:p>Donnerstag, 2016-12-0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09">
            <text:p>Freitag, 2016-12-0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0">
            <text:p>Samstag, 2016-12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1">
            <text:p>Sonntag, 2016-12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2">
            <text:p>Montag, 2016-12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3">
            <text:p>Dienstag, 2016-12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4">
            <text:p>Mittwoch, 2016-12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5">
            <text:p>Donnerstag, 2016-12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6">
            <text:p>Freitag, 2016-12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7">
            <text:p>Samstag, 2016-12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8">
            <text:p>Sonntag, 2016-12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9">
            <text:p>Montag, 2016-12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0">
            <text:p>Dienstag, 2016-12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1">
            <text:p>Mittwoch, 2016-12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2">
            <text:p>Donnerstag, 2016-12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3">
            <text:p>Freitag, 2016-12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4">
            <text:p>Samstag, 2016-12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5">
            <text:p>Sonntag, 2016-12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6">
            <text:p>Montag, 2016-12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7">
            <text:p>Dienstag, 2016-12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8">
            <text:p>Mittwoch, 2016-12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9">
            <text:p>Donnerstag, 2016-12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30">
            <text:p>Freitag, 2016-12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31">
            <text:p>Samstag, 2016-12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1">
            <text:p>Sonntag, 2017-01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2">
            <text:p>Montag, 2017-01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3">
            <text:p>Dienstag, 2017-01-0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4">
            <text:p>Mittwoch, 2017-01-0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5">
            <text:p>Donnerstag, 2017-01-0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6">
            <text:p>Freitag, 2017-01-0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7">
            <text:p>Samstag, 2017-01-0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8">
            <text:p>Sonntag, 2017-01-0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9">
            <text:p>Montag, 2017-01-0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0">
            <text:p>Dienstag, 2017-01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1">
            <text:p>Mittwoch, 2017-01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2">
            <text:p>Donnerstag, 2017-01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3">
            <text:p>Freitag, 2017-01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4">
            <text:p>Samstag, 2017-01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5">
            <text:p>Sonntag, 2017-01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6">
            <text:p>Montag, 2017-01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7">
            <text:p>Dienstag, 2017-01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8">
            <text:p>Mittwoch, 2017-01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9">
            <text:p>Donnerstag, 2017-01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0">
            <text:p>Freitag, 2017-01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1">
            <text:p>Samstag, 2017-01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2">
            <text:p>Sonntag, 2017-01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3">
            <text:p>Montag, 2017-01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4">
            <text:p>Dienstag, 2017-01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5">
            <text:p>Mittwoch, 2017-01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6">
            <text:p>Donnerstag, 2017-01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7">
            <text:p>Freitag, 2017-01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8">
            <text:p>Samstag, 2017-01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9">
            <text:p>Sonntag, 2017-01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30">
            <text:p>Montag, 2017-01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31">
            <text:p>Dienstag, 2017-01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2-01">
            <text:p>Mittwoch, 2017-02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2-02">
            <text:p>Donnerstag, 2017-02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2-03">
            <text:p>Freitag, 2017-02-03</text:p>
          </table:table-cell>
          <table:table-cell table:style-name="ce6" table:number-columns-repeated="3"/>
          <table:table-cell table:number-columns-repeated="2"/>
        </table:table-row>
        <table:table-row table:style-name="ro1">
          <table:table-cell/>
          <table:table-cell table:formula="of:=[.B2]" office:value-type="string" office:string-value="Martin Stach">
            <text:p>Martin Stach</text:p>
          </table:table-cell>
          <table:table-cell table:formula="of:=[.C2]" office:value-type="string" office:string-value="Niklas Kammhoff">
            <text:p>Niklas Kammhoff</text:p>
          </table:table-cell>
          <table:table-cell table:formula="of:=[.D2]" office:value-type="string" office:string-value="Kenan Allahyarli">
            <text:p>Kenan Allahyarli</text:p>
          </table:table-cell>
          <table:table-cell/>
          <table:table-cell table:style-name="ce9" office:value-type="string">
            <text:p>Gesamt</text:p>
          </table:table-cell>
        </table:table-row>
        <table:table-row table:style-name="ro1">
          <table:table-cell table:style-name="ce3" office:value-type="string">
            <text:p>Summe</text:p>
          </table:table-cell>
          <table:table-cell table:style-name="ce7" table:formula="of:=SUM([.B4:.B120])" office:value-type="time" office:time-value="PT13H30M00S">
            <text:p>13:30</text:p>
          </table:table-cell>
          <table:table-cell table:style-name="ce7" table:formula="of:=SUM([.C4:.C120])" office:value-type="time" office:time-value="PT16H25M00S">
            <text:p>16:25</text:p>
          </table:table-cell>
          <table:table-cell table:style-name="ce7" table:formula="of:=SUM([.D4:.D120])" office:value-type="time" office:time-value="PT13H30M00S">
            <text:p>13:30</text:p>
          </table:table-cell>
          <table:table-cell/>
          <table:table-cell table:style-name="ce10" table:formula="of:=SUM([.B122:.D122])" office:value-type="time" office:time-value="PT43H25M00S">
            <text:p>43:25</text:p>
          </table:table-cell>
        </table:table-row>
        <table:table-row table:style-name="ro1" table:number-rows-repeated="1048453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date-style style:name="N108">
      <number:day-of-week number:style="long"/>
      <number:text>, </number:text>
      <number:year number:style="long"/>
      <number:text>-</number:text>
      <number:month number:style="long"/>
      <number:text>-</number:text>
      <number:day number:style="long"/>
    </number:date-style>
    <number:time-style style:name="N109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="Arial"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1">11.11.2016</text:date>, <text:time>18:09:1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6T10:15:48.482000000</meta:creation-date>
    <meta:editing-duration>PT16M32S</meta:editing-duration>
    <meta:editing-cycles>14</meta:editing-cycles>
    <meta:generator>OpenOffice/4.1.3$Win32 OpenOffice.org_project/413m1$Build-9783</meta:generator>
    <meta:initial-creator>Kai Mindermann</meta:initial-creator>
    <dc:date>2016-11-11T18:09:13.90</dc:date>
    <dc:creator>Martin Stach</dc:creator>
    <meta:document-statistic meta:table-count="1" meta:cell-count="167" meta:object-count="0"/>
  </office:meta>
</office:document-meta>
</file>